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6"/>
        <table:table-column table:style-name="co3" table:number-columns-repeated="101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0" table:formula="of:=[.D1]+1" office:value-type="date" office:date-value="2019-01-10" calcext:value-type="date">
            <text:p>01/10/19</text:p>
          </table:table-cell>
          <table:table-cell table:style-name="ce10" table:formula="of:=[.E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2" table:number-columns-repeated="999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7" table:number-columns-repeated="999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4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8" table:number-columns-repeated="869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17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99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style-name="ce9" table:number-columns-repeated="3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7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7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7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7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7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table:number-columns-repeated="4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6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5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4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4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4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4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4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4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4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4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4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4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21:39:25.347790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10T22:01:26.344774362</dc:date>
    <meta:editing-duration>P2DT23H38M59S</meta:editing-duration>
    <meta:editing-cycles>34</meta:editing-cycles>
    <meta:document-statistic meta:table-count="2" meta:cell-count="271" meta:object-count="0"/>
  </office:meta>
</office:document-meta>
</file>